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AVE_FAILED</text:p>
          </table:table-cell>
          <table:table-cell table:style-name="ce13" office:value-type="string" calcext:value-type="string">
            <text:p>Saving failed</text:p>
          </table:table-cell>
          <table:table-cell table:style-name="ce26" office:value-type="string" calcext:value-type="string">
            <text:p>La sauvegarde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SAVE_FAILED</text:p>
          </table:table-cell>
          <table:table-cell table:style-name="ce13" office:value-type="string" calcext:value-type="string">
            <text:p>Workspace saving failed</text:p>
          </table:table-cell>
          <table:table-cell table:style-name="ce26" office:value-type="string" calcext:value-type="string">
            <text:p><text:span text:style-name="T3">La sauvegarde de l’espace de travail</text:span>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</text:p>
            <text:p>Variable's/method's names can only contain alphanumerical characters (a-z, A-Z, 0-9) and can't begin with a digit.</text:p>
            <text:p>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</text:p>
            <text:p>Les noms de variable/méthode ne peuvent contenir que des caractères alphanumériques (a à z, A à Z, 0 à 9) et ne doivent pas commencer par un chiffre.</text:p>
            <text:p>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NCEL</text:p>
          </table:table-cell>
          <table:table-cell table:style-name="ce13" office:value-type="string" calcext:value-type="string">
            <text:p>Cancel</text:p>
          </table:table-cell>
          <table:table-cell table:style-name="ce26" office:value-type="string" calcext:value-type="string">
            <text:p>Annul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</text:p>
          </table:table-cell>
          <table:table-cell table:style-name="ce13" office:value-type="string" calcext:value-type="string">
            <text:p>Save</text:p>
          </table:table-cell>
          <table:table-cell table:style-name="ce26" office:value-type="string" calcext:value-type="string">
            <text:p>Sauvegar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_AS</text:p>
          </table:table-cell>
          <table:table-cell table:style-name="ce13" office:value-type="string" calcext:value-type="string">
            <text:p>Save as</text:p>
          </table:table-cell>
          <table:table-cell table:style-name="ce26" office:value-type="string" calcext:value-type="string">
            <text:p>Sauvegarder sou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AD</text:p>
          </table:table-cell>
          <table:table-cell table:style-name="ce13" office:value-type="string" calcext:value-type="string">
            <text:p>Load</text:p>
          </table:table-cell>
          <table:table-cell table:style-name="ce26" office:value-type="string" calcext:value-type="string">
            <text:p>Charg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KSPACE_SAVE</text:p>
          </table:table-cell>
          <table:table-cell table:style-name="ce13" office:value-type="string" calcext:value-type="string">
            <text:p>Saved workspace</text:p>
          </table:table-cell>
          <table:table-cell table:style-name="ce26" office:value-type="string" calcext:value-type="string">
            <text:p>Espace de travail sauvegard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13" office:value-type="string" calcext:value-type="string">
            <text:p>Note</text:p>
          </table:table-cell>
          <table:table-cell table:style-name="ce26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CULUS</text:p>
          </table:table-cell>
          <table:table-cell table:style-name="ce13" office:value-type="string" calcext:value-type="string">
            <text:p>Calculus</text:p>
          </table:table-cell>
          <table:table-cell table:style-name="ce26" office:value-type="string" calcext:value-type="string">
            <text:p>Calcu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13" office:value-type="string" calcext:value-type="string">
            <text:p>Variable</text:p>
          </table:table-cell>
          <table:table-cell table:style-name="ce26"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13" office:value-type="string" calcext:value-type="string">
            <text:p>Task</text:p>
          </table:table-cell>
          <table:table-cell table:style-name="ce26" office:value-type="string" calcext:value-type="string">
            <text:p>Tâch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ST_INPUT_PLACEHOLDER</text:p>
          </table:table-cell>
          <table:table-cell table:style-name="ce13" office:value-type="string" calcext:value-type="string">
            <text:p>Quick entry...</text:p>
          </table:table-cell>
          <table:table-cell table:style-name="ce26" office:value-type="string" calcext:value-type="string">
            <text:p>Saisie rapide…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NO_WIDGET_EDIT_FOR_THIS_TYPE</text:p>
          </table:table-cell>
          <table:table-cell table:style-name="ce13" office:value-type="string" calcext:value-type="string">
            <text:p>There is nothing to edit for this type: it only implements new behaviors afterward.</text:p>
          </table:table-cell>
          <table:table-cell table:style-name="ce26" office:value-type="string" calcext:value-type="string">
            <text:p>Il n’y a rien à éditer pour ce type : il implémente seulement des comportements après co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ITLE</text:p>
          </table:table-cell>
          <table:table-cell table:style-name="ce13" office:value-type="string" calcext:value-type="string">
            <text:p>Title:</text:p>
          </table:table-cell>
          <table:table-cell table:style-name="ce26" office:value-type="string" calcext:value-type="string">
            <text:p>Titr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DESCRIPTION</text:p>
          </table:table-cell>
          <table:table-cell table:style-name="ce13" office:value-type="string" calcext:value-type="string">
            <text:p>Description:</text:p>
          </table:table-cell>
          <table:table-cell table:style-name="ce26" office:value-type="string" calcext:value-type="string">
            <text:p>Description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VARIABLE_NAME</text:p>
          </table:table-cell>
          <table:table-cell table:style-name="ce13" office:value-type="string" calcext:value-type="string">
            <text:p>Variable's name:</text:p>
          </table:table-cell>
          <table:table-cell table:style-name="ce26" office:value-type="string" calcext:value-type="string">
            <text:p>Nom de la variabl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TLE_PLACEHOLDER</text:p>
          </table:table-cell>
          <table:table-cell table:style-name="ce13" office:value-type="string" calcext:value-type="string">
            <text:p>Enter title...</text:p>
          </table:table-cell>
          <table:table-cell table:style-name="ce26" office:value-type="string" calcext:value-type="string">
            <text:p>Entrez un titr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SCRIPTION_PLACEHOLDER</text:p>
          </table:table-cell>
          <table:table-cell table:style-name="ce13" office:value-type="string" calcext:value-type="string">
            <text:p>Enter description </text:p>
          </table:table-cell>
          <table:table-cell table:style-name="ce26" office:value-type="string" calcext:value-type="string">
            <text:p>Entrez une description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_NAME_PLACEHOLDER</text:p>
          </table:table-cell>
          <table:table-cell table:style-name="ce13" office:value-type="string" calcext:value-type="string">
            <text:p>Enter variable's name...</text:p>
          </table:table-cell>
          <table:table-cell table:style-name="ce26" office:value-type="string" calcext:value-type="string">
            <text:p>Entrez le nom de la variab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36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36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36])/(ROW()-2); &quot;&quot;)">
            <text:p/>
          </table:table-cell>
          <table:table-cell table:style-name="ce21" table:formula="of:=IF(NOT(ISBLANK([.E$1])); COUNTA([.E$2:.E36])/(ROW()-2); &quot;&quot;)">
            <text:p/>
          </table:table-cell>
          <table:table-cell table:style-name="ce21" table:formula="of:=IF(NOT(ISBLANK([.F$1])); COUNTA([.F$2:.F36])/(ROW()-2); &quot;&quot;)">
            <text:p/>
          </table:table-cell>
          <table:table-cell table:style-name="ce21" table:formula="of:=IF(NOT(ISBLANK([.G$1])); COUNTA([.G$2:.G36])/(ROW()-2); &quot;&quot;)">
            <text:p/>
          </table:table-cell>
          <table:table-cell table:style-name="ce21" table:formula="of:=IF(NOT(ISBLANK([.H$1])); COUNTA([.H$2:.H36])/(ROW()-2); &quot;&quot;)">
            <text:p/>
          </table:table-cell>
          <table:table-cell table:style-name="ce21" table:formula="of:=IF(NOT(ISBLANK([.I$1])); COUNTA([.I$2:.I36])/(ROW()-2); &quot;&quot;)">
            <text:p/>
          </table:table-cell>
          <table:table-cell table:style-name="ce21" table:formula="of:=IF(NOT(ISBLANK([.J$1])); COUNTA([.J$2:.J36])/(ROW()-2); &quot;&quot;)">
            <text:p/>
          </table:table-cell>
          <table:table-cell table:style-name="ce21" table:formula="of:=IF(NOT(ISBLANK([.K$1])); COUNTA([.K$2:.K36])/(ROW()-2); &quot;&quot;)">
            <text:p/>
          </table:table-cell>
          <table:table-cell table:style-name="ce21" table:formula="of:=IF(NOT(ISBLANK([.L$1])); COUNTA([.L$2:.L36])/(ROW()-2); &quot;&quot;)">
            <text:p/>
          </table:table-cell>
          <table:table-cell table:style-name="ce21" table:formula="of:=IF(NOT(ISBLANK([.M$1])); COUNTA([.M$2:.M36])/(ROW()-2); &quot;&quot;)">
            <text:p/>
          </table:table-cell>
          <table:table-cell table:style-name="ce21" table:formula="of:=IF(NOT(ISBLANK([.N$1])); COUNTA([.N$2:.N36])/(ROW()-2); &quot;&quot;)">
            <text:p/>
          </table:table-cell>
          <table:table-cell table:style-name="ce21" table:formula="of:=IF(NOT(ISBLANK([.O$1])); COUNTA([.O$2:.O36])/(ROW()-2); &quot;&quot;)">
            <text:p/>
          </table:table-cell>
          <table:table-cell table:style-name="ce21" table:formula="of:=IF(NOT(ISBLANK([.P$1])); COUNTA([.P$2:.P36])/(ROW()-2); &quot;&quot;)">
            <text:p/>
          </table:table-cell>
          <table:table-cell table:style-name="ce21" table:formula="of:=IF(NOT(ISBLANK([.Q$1])); COUNTA([.Q$2:.Q36])/(ROW()-2); &quot;&quot;)">
            <text:p/>
          </table:table-cell>
          <table:table-cell table:style-name="ce21" table:formula="of:=IF(NOT(ISBLANK([.R$1])); COUNTA([.R$2:.R36])/(ROW()-2); &quot;&quot;)">
            <text:p/>
          </table:table-cell>
          <table:table-cell table:style-name="ce21" table:formula="of:=IF(NOT(ISBLANK([.S$1])); COUNTA([.S$2:.S36])/(ROW()-2); &quot;&quot;)">
            <text:p/>
          </table:table-cell>
          <table:table-cell table:style-name="ce21" table:formula="of:=IF(NOT(ISBLANK([.T$1])); COUNTA([.T$2:.T36])/(ROW()-2); &quot;&quot;)">
            <text:p/>
          </table:table-cell>
          <table:table-cell table:style-name="ce21" table:formula="of:=IF(NOT(ISBLANK([.U$1])); COUNTA([.U$2:.U36])/(ROW()-2); &quot;&quot;)">
            <text:p/>
          </table:table-cell>
          <table:table-cell table:style-name="ce21" table:formula="of:=IF(NOT(ISBLANK([.V$1])); COUNTA([.V$2:.V36])/(ROW()-2); &quot;&quot;)">
            <text:p/>
          </table:table-cell>
          <table:table-cell table:style-name="ce21" table:formula="of:=IF(NOT(ISBLANK([.W$1])); COUNTA([.W$2:.W36])/(ROW()-2); &quot;&quot;)">
            <text:p/>
          </table:table-cell>
          <table:table-cell table:style-name="ce21" table:formula="of:=IF(NOT(ISBLANK([.X$1])); COUNTA([.X$2:.X36])/(ROW()-2); &quot;&quot;)">
            <text:p/>
          </table:table-cell>
          <table:table-cell table:style-name="ce21" table:formula="of:=IF(NOT(ISBLANK([.Y$1])); COUNTA([.Y$2:.Y36])/(ROW()-2); &quot;&quot;)">
            <text:p/>
          </table:table-cell>
          <table:table-cell table:style-name="ce21" table:formula="of:=IF(NOT(ISBLANK([.Z$1])); COUNTA([.Z$2:.Z36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07:21:22.4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2T08:06:12.967000000</dc:date>
    <meta:editing-duration>PT14H31M31S</meta:editing-duration>
    <meta:editing-cycles>109</meta:editing-cycles>
    <meta:generator>LibreOffice/7.6.4.1$Windows_X86_64 LibreOffice_project/e19e193f88cd6c0525a17fb7a176ed8e6a3e2aa1</meta:generator>
    <meta:document-statistic meta:table-count="1" meta:cell-count="134" meta:object-count="0"/>
  </office:meta>
</office:document-meta>
</file>